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cision tree algorithms are a popular method in machine learning that can be used for classification and regression problems. A decision tree is a tree-like model that is used to make decisions based on a set of rules learned from the data. In a decision tree, each internal node represents a test on a particular feature, each branch represents the outcome of the test, and each leaf node represents a decision or a prediction.</text:p>
      <text:p text:style-name="Text_20_body">The basic idea behind a decision tree is to partition the data into subsets based on the values of the input features, such that each subset is as pure as possible with respect to the target variable. In other words, the goal is to create a tree that can accurately predict the target variable based on the values of the input features.</text:p>
      <text:p text:style-name="Text_20_body">Here is an example of how a decision tree can be used to classify whether a person is fit or unfit based on their height and weight:</text:p>
      <text:p text:style-name="Text_20_body">Suppose we have a dataset that contains the height and weight of a group of people, along with a binary label indicating whether they are fit or unfit. Our goal is to build a model that can predict whether a person is fit or unfit based on their height and weight.</text:p>
      <text:p text:style-name="Text_20_body">We can build a decision tree to achieve this goal as follows:</text:p>
      <text:list xml:id="list5841589969059128797" text:style-name="L1">
        <text:list-item>
          <text:p text:style-name="P2">The root node of the tree represents the entire dataset. We start by calculating the entropy of the target variable (fit or unfit) for the entire dataset.</text:p>
        </text:list-item>
        <text:list-item>
          <text:p text:style-name="P2">For each input feature (height and weight), we calculate the information gain if we were to split the dataset on that feature. The information gain measures the reduction in entropy achieved by the split.</text:p>
        </text:list-item>
        <text:list-item>
          <text:p text:style-name="P2">We choose the feature with the highest information gain to split the dataset. Suppose we choose weight as the splitting feature. We create a new node for weight and add two branches, one for weight &lt; 150 lbs and one for weight &gt;= 150 lbs.</text:p>
        </text:list-item>
        <text:list-item>
          <text:p text:style-name="P2">We repeat steps 1-3 for each subset of the dataset created by the split on weight. Suppose we choose height as the splitting feature for the subset of the dataset where weight &lt; 150 lbs. We create a new node for height and add two branches, one for height &lt; 65 inches and one for height &gt;= 65 inches. We repeat the same process for the subset of the dataset where weight &gt;= 150 lbs.</text:p>
        </text:list-item>
        <text:list-item>
          <text:p text:style-name="P2">We continue this process until we reach a stopping criterion, such as a maximum tree depth or a minimum number of instances per leaf node.</text:p>
        </text:list-item>
        <text:list-item>
          <text:p text:style-name="P1">At each leaf node, we assign a class label based on the majority class in the corresponding subset of the dataset.</text:p>
        </text:list-item>
      </text:list>
      <text:p text:style-name="Text_20_body">Once we have built the decision tree, we can use it to predict whether a person is fit or unfit based on their height and weight. To make a prediction, we start at the root node of the tree and follow the appropriate branch based on the value of the input feature. We continue this process until we reach a leaf node, and then assign the corresponding class label to the instance.</text:p>
      <text:p text:style-name="Text_20_body">Overall, decision trees are a powerful and interpretable method for solving classification and regression problems, and can be used in a wide range of appli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9T20:15:59.806482138</meta:creation-date>
    <dc:date>2023-02-19T20:16:25.229997120</dc:date>
    <meta:editing-duration>PT27S</meta:editing-duration>
    <meta:editing-cycles>1</meta:editing-cycles>
    <meta:document-statistic meta:table-count="0" meta:image-count="0" meta:object-count="0" meta:page-count="1" meta:paragraph-count="13" meta:word-count="556" meta:character-count="3008" meta:non-whitespace-character-count="2471"/>
    <meta:generator>LibreOffice/5.1.6.2$Linux_X86_64 LibreOffice_project/10m0$Build-2</meta:generator>
  </office:meta>
</office:document-meta>
</file>